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cademy Engraved LET" svg:font-family="'Academy Engraved LET'"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automatic-styles>
    <style:style style:name="P1" style:family="paragraph" style:parent-style-name="Standard">
      <style:text-properties fo:font-variant="normal" fo:text-transform="none" fo:color="#d1d5db" loext:opacity="100%" style:font-name="S hne" fo:font-size="9pt" fo:letter-spacing="normal" fo:font-style="normal" fo:font-weight="normal" officeooo:rsid="0012e753" officeooo:paragraph-rsid="0012e753" style:font-size-asian="12pt" style:font-size-complex="12pt"/>
    </style:style>
    <style:style style:name="P2" style:family="paragraph" style:parent-style-name="Standard">
      <style:text-properties officeooo:paragraph-rsid="0012e753"/>
    </style:style>
    <style:style style:name="P3" style:family="paragraph" style:parent-style-name="Standard">
      <style:text-properties style:font-name="Liberation Serif" fo:font-size="12pt" officeooo:rsid="0012e753" officeooo:paragraph-rsid="0012e753" style:font-size-asian="12pt" style:font-size-complex="12pt"/>
    </style:style>
    <style:style style:name="P4" style:family="paragraph" style:parent-style-name="Standard">
      <style:text-properties style:font-name="Liberation Serif" fo:font-size="12pt" fo:font-weight="bold" officeooo:rsid="0012e753" officeooo:paragraph-rsid="0012e753" style:font-size-asian="12pt" style:font-weight-asian="bold" style:font-size-complex="12pt" style:font-weight-complex="bold"/>
    </style:style>
    <style:style style:name="P5" style:family="paragraph" style:parent-style-name="Standard">
      <style:text-properties style:font-name="Liberation Serif" fo:font-size="12pt" fo:font-weight="bold" officeooo:paragraph-rsid="0012e753"/>
    </style:style>
    <style:style style:name="P6" style:family="paragraph" style:parent-style-name="Standard">
      <style:text-properties fo:font-weight="normal" officeooo:rsid="0012e753" officeooo:paragraph-rsid="0012e753" style:font-weight-asian="normal" style:font-weight-complex="normal"/>
    </style:style>
    <style:style style:name="T1" style:family="text">
      <style:text-properties officeooo:rsid="0012e753"/>
    </style:style>
    <style:style style:name="T2" style:family="text">
      <style:text-properties fo:font-variant="normal" fo:text-transform="none" fo:color="#000000" loext:opacity="100%" style:font-name="Academy Engraved LET" fo:font-size="10pt" fo:letter-spacing="normal" fo:font-style="normal" style:font-size-asian="10pt" style:font-size-complex="10pt"/>
    </style:style>
    <style:style style:name="T3" style:family="text">
      <style:text-properties fo:font-variant="normal" fo:text-transform="none" fo:color="#000000" loext:opacity="100%" style:font-name="Liberation Serif" fo:font-size="12pt" fo:letter-spacing="normal" fo:font-style="normal" fo:font-weight="bold" officeooo:rsid="0012e753" style:font-size-asian="12pt" style:font-weight-asian="bold" style:font-size-complex="12pt" style:font-weight-complex="bold"/>
    </style:style>
    <style:style style:name="T4" style:family="text">
      <style:text-properties fo:font-variant="normal" fo:text-transform="none" fo:color="#000000" loext:opacity="100%" style:font-name="Liberation Serif" fo:font-size="12pt" fo:letter-spacing="normal" fo:font-style="normal" fo:font-weight="normal" officeooo:rsid="0012e753" style:font-size-asian="12pt" style:font-weight-asian="normal" style:font-size-complex="12pt" style:font-weight-complex="normal"/>
    </style:style>
    <style:style style:name="T5" style:family="text">
      <style:text-properties fo:font-variant="normal" fo:text-transform="none" fo:color="#000000" loext:opacity="100%" fo:letter-spacing="normal" fo:font-style="normal"/>
    </style:style>
    <style:style style:name="T6" style:family="text">
      <style:text-properties fo:font-variant="normal" fo:text-transform="none" fo:color="#000000" loext:opacity="100%" fo:letter-spacing="normal" fo:font-style="normal" fo:font-weight="normal"/>
    </style:style>
    <style:style style:name="T7" style:family="text">
      <style:text-properties fo:font-variant="normal" fo:text-transform="none" fo:color="#000000" loext:opacity="100%" fo:letter-spacing="normal" fo:font-style="normal" fo:font-weight="normal" style:font-weight-asian="normal" style:font-weight-complex="normal"/>
    </style:style>
    <style:style style:name="T8" style:family="text">
      <style:text-properties fo:font-variant="normal" fo:text-transform="none" fo:color="#000000" loext:opacity="100%" fo:letter-spacing="normal" fo:font-style="normal" fo:font-weight="normal" officeooo:rsid="0012e753" style:font-size-asian="12pt" style:font-weight-asian="normal" style:font-size-complex="12pt" style:font-weight-complex="normal"/>
    </style:style>
    <style:style style:name="T9" style:family="text">
      <style:text-properties fo:font-variant="normal" fo:text-transform="none" fo:color="#000000" loext:opacity="100%" fo:letter-spacing="normal" fo:font-style="normal" fo:font-weight="bold" style:font-weight-asian="bold" style:font-weight-complex="bold"/>
    </style:style>
    <style:style style:name="T10" style:family="text">
      <style:text-properties fo:font-variant="normal" fo:text-transform="none" fo:color="#000000" loext:opacity="100%" fo:letter-spacing="normal" fo:font-style="normal" officeooo:rsid="0012e753" style:font-size-asian="12pt" style:font-weight-asian="bold" style:font-size-complex="12pt" style:font-weight-complex="bold"/>
    </style:style>
    <style:style style:name="T11" style:family="text">
      <style:text-properties fo:color="#000000" loext:opacity="100%"/>
    </style:style>
    <style:style style:name="T12" style:family="text">
      <style:text-properties fo:font-weight="bold" style:font-weight-asian="bold" style:font-weight-complex="bold"/>
    </style:style>
    <style:style style:name="T13" style:family="text">
      <style:text-properties fo:font-weight="bold" officeooo:rsid="0012e75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Marco</text:span> - <text:span text:style-name="T6">Overall, you provided thoughtful and relevant responses, demonstrating strengths in vocabulary and expression. However, there is room for improvement in fluency and engagement. There were missed opportunities to reference classroom material which could have resulted in more confident and cohesive responses. Great effort! </text:span><text:span text:style-name="T9">82%</text:span></text:p>
      <text:p text:style-name="P3"><text:span text:style-name="T6"/></text:p>
      <text:p text:style-name="P3"><text:span text:style-name="T9">Cesar</text:span><text:span text:style-name="T6"> - Overall, you provided relevant responses with strengths in fluency and engagement. However, there is room for improvement in vocabulary, grammar accuracy, and the use of specific examples. The questions were related to discussions we had in class, and you could have done a better job of referencing these examples to have more confident responses. Good job!</text:span><text:span text:style-name="T9"> 78%</text:span></text:p>
      <text:p text:style-name="P1"><text:span text:style-name="T11"/></text:p>
      <text:p text:style-name="P3"><text:span text:style-name="T9">Luis - </text:span><text:span text:style-name="T6">Overall, you provided relevant and engaging responses with strengths in fluency, vocabulary, and grammar. However, there is room for improvement in providing more specific examples and enhancing content depth. Your responses were short, and it didn’t give me enough of an understanding that you were confident in your response. You had opportunities to reference classroom work, which would have helped with your answers.. Well done! </text:span><text:span text:style-name="T9">78%</text:span></text:p>
      <text:p text:style-name="P3"><text:span text:style-name="T6"/></text:p>
      <text:p text:style-name="P4"><text:span text:style-name="T5">Ana -</text:span><text:span text:style-name="T7"> You provided engaging responses with outstanding engagement and confidence. However, there are opportunities for improvement in vocabulary and grammar accuracy. You were hurt by using too many basic phrases such as ‘like’, ‘stuff’, ‘things’; try to substitute those words for stronger, relevant vocabulary. Great effort! </text:span><text:span text:style-name="T5">81%</text:span></text:p>
      <text:p text:style-name="P4"><text:span text:style-name="T7"/></text:p>
      <text:p text:style-name="P4"><text:span text:style-name="T5">Andres -</text:span><text:span text:style-name="T7"> You provided engaging responses with strengths in vocabulary, grammar, and content depth. However, there is room for improvement in fluency and reducing pauses. <text:s/>In regards to fluency, at times you were having conversation with yourself if your response was appropriate. Stick to your idea and present it confidently. Great effort! </text:span><text:span text:style-name="T5">78%</text:span></text:p>
      <text:p text:style-name="P4"><text:span text:style-name="T5"/></text:p>
      <text:p text:style-name="P2"><text:span text:style-name="T3">Eileen – </text:span><text:span text:style-name="T4">You provided engaging and highly confident responses with strengths in vocabulary and expression. There are only minor areas where fluency and content depth can be improved. The one aspect of your speaking, especially when presented with a direct question, is to keep your responses short and to the point. At times, you were giving too much detail and bringing too many different points. Excellent effort! </text:span><text:span text:style-name="T3">85%</text:span></text:p>
      <text:p text:style-name="Text_20_body"><text:line-break/><text:span text:style-name="T13">Maylen</text:span><text:span text:style-name="T1"> - You provided engaging and confident responses with strengths in fluency, vocabulary, and content depth. There are only minor areas where vocabulary and grammar accuracy can be improved. You could also improve by using stronger vocabulary instead of ‘things, ‘like this or that’, create a habit of substituting those words and phrases for relevant examples. Well done! </text:span><text:span text:style-name="T13">82%</text:span></text:p>
      <text:p text:style-name="P4"><text:span text:style-name="T5"/></text:p>
      <text:p text:style-name="P4"><text:span text:style-name="T5">Kfir –</text:span><text:span text:style-name="T7"> You provided engaging responses with good fluency, vocabulary, and content depth. You displayed consistent strengths across all areas. You had some issues following the question, at times presenting irrelevant information but overall you did a good job because you were confident in your responses. Well done! </text:span><text:span text:style-name="T5">82%</text:span></text:p>
      <text:p text:style-name="P4"><text:span text:style-name="T5"/></text:p>
      <text:p text:style-name="P5"><text:span text:style-name="T10">Paola - </text:span><text:span text:style-name="T8">You provided responses with strengths in vocabulary and grammar accuracy. However, there are areas where fluency, content depth, and the use of specific examples can be improved. Often, you drag out your responses, and they become too drawn out and irrelevant. With each long response, the chances of your scoring lower increase by compromising your flow of thoughts and vocabulary, Keep your responses focused and too the point . Good effort! </text:span><text:span text:style-name="T10">76%</text:span></text:p>
      <text:p text:style-name="P4"/>
      <text:p text:style-name="P4"><text:soft-page-break/><text:span text:style-name="T5">Fernando -</text:span><text:span text:style-name="T7"> You provided outstanding responses with exceptional fluency, vocabulary, and engagement. There are areas where providing more specific examples and enhancing content depth can be improved. There were times where you could have ended your response sooner but opted out to continue, keep your answers more focused with one or two strong examples to support your answer. Excellent job! </text:span><text:span text:style-name="T5">91%</text:span></text:p>
      <text:p text:style-name="P4"><text:span text:style-name="T5"/></text:p>
      <text:p text:style-name="P5"><text:span text:style-name="T10">Ivan -</text:span><text:span text:style-name="T8"> You provided solid responses with strengths in fluency, grammar accuracy, and content depth. However, there is room for improvement in engagement and confidence to make the responses more engaging. You missed out on opportunities to reference classroom examples, which could help improve your confidence in direct questions like these. Good effort! </text:span><text:span text:style-name="T10">82%</text:span></text:p>
      <text:p text:style-name="P4"><text:span text:style-name="T5"/></text:p>
      <text:p text:style-name="P5"><text:span text:style-name="T10">Isabella – </text:span><text:span text:style-name="T8">Isabella provided responses with strengths in content depth and relevance. However, there are areas where fluency, grammar accuracy, and the use of specific examples can be improved. You doubt yourself, and it hurts the flow of your responses, be confident and speak your idea. Good effort </text:span><text:span text:style-name="T10">79%</text:span></text:p>
      <text:p text:style-name="P4"><text:span text:style-name="T5"/></text:p>
      <text:p text:style-name="P4"><text:span text:style-name="T5">Einar - </text:span><text:span text:style-name="T7">Einar provided outstanding responses with exceptional fluency, engagement, and confidence. They demonstrated strengths in content depth and relevance. You had some issues with using the appropriate tense but otherwise you did and excellent job! </text:span><text:span text:style-name="T5">92%</text:span></text:p>
      <text:p text:style-name="P4"><text:span text:style-name="T5"/></text:p>
      <text:p text:style-name="P6"><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cademy Engraved LET" svg:font-family="'Academy Engraved LET'"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7:37:32.687139065</meta:creation-date>
    <dc:date>2023-11-08T21:53:05.537736477</dc:date>
    <meta:editing-duration>PT4H15M34S</meta:editing-duration>
    <meta:editing-cycles>1</meta:editing-cycles>
    <meta:document-statistic meta:table-count="0" meta:image-count="0" meta:object-count="0" meta:page-count="2" meta:paragraph-count="13" meta:word-count="722" meta:character-count="4713" meta:non-whitespace-character-count="3999"/>
    <meta:generator>LibreOffice/7.5.3.2$MacOSX_X86_64 LibreOffice_project/9f56dff12ba03b9acd7730a5a481eea045e468f3</meta:generator>
  </office:meta>
</office:document-meta>
</file>